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41in" svg:height="3.5406in" svg:x="0in" svg:y="3.4425in">
            <draw:object draw:notify-on-update-of-ranges="Sheet1.A2:Sheet1.A20 Sheet1.B1:Sheet1.B1 Sheet1.B2:Sheet1.B20 Sheet1.C1:Sheet1.C1 Sheet1.C2:Sheet1.C20 Sheet1.D1:Sheet1.D1 Sheet1.D2:Sheet1.D20 Sheet1.E1:Sheet1.E1 Sheet1.E2:Sheet1.E20 Sheet1.F1:Sheet1.F1 Sheet1.F2:Sheet1.F20 Sheet1.G1:Sheet1.G1 Sheet1.G2:Sheet1.G20 Sheet1.H1:Sheet1.H1 Sheet1.H2:Sheet1.H20 Sheet1.I1:Sheet1.I1 Sheet1.I2:Sheet1.I20 Sheet1.J1:Sheet1.J1 Sheet1.J2:Sheet1.J20 Sheet1.K1:Sheet1.K1 Sheet1.K2:Sheet1.K20 Sheet1.L1:Sheet1.L1 Sheet1.L2:Sheet1.L20 Sheet1.M1:Sheet1.M1 Sheet1.M2:Sheet1.M20 Sheet1.N1:Sheet1.N1 Sheet1.N2:Sheet1.N2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37in" svg:height="3.537in" svg:x="7.9858in" svg:y="3.7618in">
            <draw:object draw:notify-on-update-of-ranges="Sheet1.Q2:Sheet1.Q21 Sheet1.N2:Sheet1.N2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office:value-type="string">
            <text:p>aa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office:value-type="float" office:value="7">
            <text:p>7</text:p>
          </table:table-cell>
          <table:table-cell office:value-type="float" office:value="53">
            <text:p>53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42">
            <text:p>42</text:p>
          </table:table-cell>
          <table:table-cell office:value-type="string">
            <text:p>Median</text:p>
          </table:table-cell>
          <table:table-cell/>
          <table:table-cell office:value-type="string">
            <text:p>P scale</text:p>
          </table:table-cell>
          <table:table-cell office:value-type="string">
            <text:p>Phi-psi</text:p>
          </table:table-cell>
        </table:table-row>
        <table:table-row table:style-name="ro2">
          <table:table-cell office:value-type="string">
            <text:p>G</text:p>
          </table:table-cell>
          <table:table-cell office:value-type="float" office:value="-1.12731816816">
            <text:p>-1.1273181682</text:p>
          </table:table-cell>
          <table:table-cell office:value-type="float" office:value="-0.32994811481">
            <text:p>-0.3299481148</text:p>
          </table:table-cell>
          <table:table-cell office:value-type="float" office:value="-0.76597665237">
            <text:p>-0.7659766524</text:p>
          </table:table-cell>
          <table:table-cell office:value-type="float" office:value="-1.2899820495">
            <text:p>-1.2899820495</text:p>
          </table:table-cell>
          <table:table-cell office:value-type="float" office:value="-0.14699420881">
            <text:p>-0.1469942088</text:p>
          </table:table-cell>
          <table:table-cell office:value-type="float" office:value="0.43715003416">
            <text:p>0.4371500342</text:p>
          </table:table-cell>
          <table:table-cell office:value-type="float" office:value="-1.02471970318">
            <text:p>-1.0247197032</text:p>
          </table:table-cell>
          <table:table-cell office:value-type="float" office:value="-1.77591313626">
            <text:p>-1.7759131363</text:p>
          </table:table-cell>
          <table:table-cell office:value-type="float" office:value="-0.526964096619">
            <text:p>-0.5269640966</text:p>
          </table:table-cell>
          <table:table-cell office:value-type="float" office:value="-0.387828086763">
            <text:p>-0.3878280868</text:p>
          </table:table-cell>
          <table:table-cell office:value-type="float" office:value="-0.752593573772">
            <text:p>-0.7525935738</text:p>
          </table:table-cell>
          <table:table-cell office:value-type="float" office:value="-0.90510687215">
            <text:p>-0.9051068722</text:p>
          </table:table-cell>
          <table:table-cell table:formula="of:=MEDIAN([.B2:.M2])" office:value-type="float" office:value="-0.759285113071">
            <text:p>-0.7592851131</text:p>
          </table:table-cell>
          <table:table-cell office:value-type="string">
            <text:p>G</text:p>
          </table:table-cell>
          <table:table-cell office:value-type="float" office:value="1.104">
            <text:p>1.104</text:p>
          </table:table-cell>
          <table:table-cell office:value-type="float" office:value="1.405">
            <text:p>1.405</text:p>
          </table:table-cell>
        </table:table-row>
        <table:table-row table:style-name="ro2">
          <table:table-cell office:value-type="string">
            <text:p>D</text:p>
          </table:table-cell>
          <table:table-cell office:value-type="float" office:value="-0.247714534865">
            <text:p>-0.2477145349</text:p>
          </table:table-cell>
          <table:table-cell office:value-type="float" office:value="-0.66527547887">
            <text:p>-0.6652754789</text:p>
          </table:table-cell>
          <table:table-cell office:value-type="float" office:value="-0.78277636077">
            <text:p>-0.7827763608</text:p>
          </table:table-cell>
          <table:table-cell office:value-type="float" office:value="-1.6435907419">
            <text:p>-1.6435907419</text:p>
          </table:table-cell>
          <table:table-cell office:value-type="float" office:value="0.26225911931">
            <text:p>0.2622591193</text:p>
          </table:table-cell>
          <table:table-cell office:value-type="float" office:value="1.84533597045">
            <text:p>1.8453359705</text:p>
          </table:table-cell>
          <table:table-cell office:value-type="float" office:value="-0.8473883514">
            <text:p>-0.8473883514</text:p>
          </table:table-cell>
          <table:table-cell office:value-type="float" office:value="-1.66503790182">
            <text:p>-1.6650379018</text:p>
          </table:table-cell>
          <table:table-cell office:value-type="float" office:value="-0.692496996759">
            <text:p>-0.6924969968</text:p>
          </table:table-cell>
          <table:table-cell office:value-type="float" office:value="-0.921392221463">
            <text:p>-0.9213922215</text:p>
          </table:table-cell>
          <table:table-cell office:value-type="float" office:value="0.358298016494">
            <text:p>0.3582980165</text:p>
          </table:table-cell>
          <table:table-cell office:value-type="float" office:value="0.335585096537">
            <text:p>0.3355850965</text:p>
          </table:table-cell>
          <table:table-cell table:formula="of:=MEDIAN([.B3:.M3])" office:value-type="float" office:value="-0.6788862378145">
            <text:p>-0.6788862378</text:p>
          </table:table-cell>
          <table:table-cell office:value-type="string">
            <text:p>D</text:p>
          </table:table-cell>
          <table:table-cell office:value-type="float" office:value="1.266">
            <text:p>1.266</text:p>
          </table:table-cell>
          <table:table-cell office:value-type="float" office:value="1.038">
            <text:p>1.038</text:p>
          </table:table-cell>
        </table:table-row>
        <table:table-row table:style-name="ro2">
          <table:table-cell office:value-type="string">
            <text:p>P</text:p>
          </table:table-cell>
          <table:table-cell office:value-type="float" office:value="-0.242561232034">
            <text:p>-0.242561232</text:p>
          </table:table-cell>
          <table:table-cell office:value-type="float" office:value="0.12623789343">
            <text:p>0.1262378934</text:p>
          </table:table-cell>
          <table:table-cell office:value-type="float" office:value="0.96872516036">
            <text:p>0.9687251604</text:p>
          </table:table-cell>
          <table:table-cell office:value-type="float" office:value="-1.7499091499">
            <text:p>-1.7499091499</text:p>
          </table:table-cell>
          <table:table-cell office:value-type="float" office:value="0.387313062951">
            <text:p>0.387313063</text:p>
          </table:table-cell>
          <table:table-cell office:value-type="float" office:value="-0.23381777432">
            <text:p>-0.2338177743</text:p>
          </table:table-cell>
          <table:table-cell office:value-type="float" office:value="1.14542052175">
            <text:p>1.1454205218</text:p>
          </table:table-cell>
          <table:table-cell office:value-type="float" office:value="-0.413028246398">
            <text:p>-0.4130282464</text:p>
          </table:table-cell>
          <table:table-cell office:value-type="float" office:value="-1.26048130294">
            <text:p>-1.2604813029</text:p>
          </table:table-cell>
          <table:table-cell office:value-type="float" office:value="-1.68656968908">
            <text:p>-1.6865696891</text:p>
          </table:table-cell>
          <table:table-cell office:value-type="float" office:value="-1.07211983117">
            <text:p>-1.0721198312</text:p>
          </table:table-cell>
          <table:table-cell office:value-type="float" office:value="-1.0896496424">
            <text:p>-1.0896496424</text:p>
          </table:table-cell>
          <table:table-cell table:formula="of:=MEDIAN([.B4:.M4])" office:value-type="float" office:value="-0.327794739216">
            <text:p>-0.3277947392</text:p>
          </table:table-cell>
          <table:table-cell office:value-type="string">
            <text:p>P</text:p>
          </table:table-cell>
          <table:table-cell office:value-type="float" office:value="1.412">
            <text:p>1.412</text:p>
          </table:table-cell>
          <table:table-cell office:value-type="float" office:value="2.613">
            <text:p>2.613</text:p>
          </table:table-cell>
        </table:table-row>
        <table:table-row table:style-name="ro2">
          <table:table-cell office:value-type="string">
            <text:p>A</text:p>
          </table:table-cell>
          <table:table-cell table:number-columns-repeated="12" office:value-type="float" office:value="0">
            <text:p>0</text:p>
          </table:table-cell>
          <table:table-cell table:formula="of:=MEDIAN([.B5:.M5])" office:value-type="float" office:value="0">
            <text:p>0</text:p>
          </table:table-cell>
          <table:table-cell office:value-type="string">
            <text:p>A</text:p>
          </table:table-cell>
          <table:table-cell office:value-type="float" office:value="1.08">
            <text:p>1.08</text:p>
          </table:table-cell>
          <table:table-cell office:value-type="float" office:value="0.978">
            <text:p>0.978</text:p>
          </table:table-cell>
        </table:table-row>
        <table:table-row table:style-name="ro2">
          <table:table-cell office:value-type="string">
            <text:p>S</text:p>
          </table:table-cell>
          <table:table-cell office:value-type="float" office:value="-0.067814489379">
            <text:p>-0.0678144894</text:p>
          </table:table-cell>
          <table:table-cell office:value-type="float" office:value="0.15218279574">
            <text:p>0.1521827957</text:p>
          </table:table-cell>
          <table:table-cell office:value-type="float" office:value="0.46363718831">
            <text:p>0.4636371883</text:p>
          </table:table-cell>
          <table:table-cell office:value-type="float" office:value="-0.442527517642">
            <text:p>-0.4425275176</text:p>
          </table:table-cell>
          <table:table-cell office:value-type="float" office:value="0.512493288136">
            <text:p>0.5124932881</text:p>
          </table:table-cell>
          <table:table-cell office:value-type="float" office:value="0.19543680898">
            <text:p>0.195436809</text:p>
          </table:table-cell>
          <table:table-cell office:value-type="float" office:value="0.491099443168">
            <text:p>0.4910994432</text:p>
          </table:table-cell>
          <table:table-cell office:value-type="float" office:value="-0.707793938598">
            <text:p>-0.7077939386</text:p>
          </table:table-cell>
          <table:table-cell office:value-type="float" office:value="0.280934482007">
            <text:p>0.280934482</text:p>
          </table:table-cell>
          <table:table-cell office:value-type="float" office:value="0.267593283769">
            <text:p>0.2675932838</text:p>
          </table:table-cell>
          <table:table-cell office:value-type="float" office:value="0.337701447056">
            <text:p>0.3377014471</text:p>
          </table:table-cell>
          <table:table-cell office:value-type="float" office:value="0.054261652739">
            <text:p>0.0542616527</text:p>
          </table:table-cell>
          <table:table-cell table:formula="of:=MEDIAN([.B6:.M6])" office:value-type="float" office:value="0.2315150463745">
            <text:p>0.2315150464</text:p>
          </table:table-cell>
          <table:table-cell office:value-type="string">
            <text:p>S</text:p>
          </table:table-cell>
          <table:table-cell office:value-type="float" office:value="0.987">
            <text:p>0.987</text:p>
          </table:table-cell>
          <table:table-cell office:value-type="float" office:value="0.784">
            <text:p>0.784</text:p>
          </table:table-cell>
        </table:table-row>
        <table:table-row table:style-name="ro2">
          <table:table-cell office:value-type="string">
            <text:p>N</text:p>
          </table:table-cell>
          <table:table-cell office:value-type="float" office:value="0.726050508786">
            <text:p>0.7260505088</text:p>
          </table:table-cell>
          <table:table-cell office:value-type="float" office:value="0.396610229528">
            <text:p>0.3966102295</text:p>
          </table:table-cell>
          <table:table-cell office:value-type="float" office:value="0.33090350983">
            <text:p>0.3309035098</text:p>
          </table:table-cell>
          <table:table-cell office:value-type="float" office:value="-1.52390514298">
            <text:p>-1.523905143</text:p>
          </table:table-cell>
          <table:table-cell office:value-type="float" office:value="0.571973026697">
            <text:p>0.5719730267</text:p>
          </table:table-cell>
          <table:table-cell office:value-type="float" office:value="0.52648854979">
            <text:p>0.5264885498</text:p>
          </table:table-cell>
          <table:table-cell office:value-type="float" office:value="-0.10643459301">
            <text:p>-0.106434593</text:p>
          </table:table-cell>
          <table:table-cell office:value-type="float" office:value="-1.46319481948">
            <text:p>-1.4631948195</text:p>
          </table:table-cell>
          <table:table-cell office:value-type="float" office:value="-0.402589357029">
            <text:p>-0.402589357</text:p>
          </table:table-cell>
          <table:table-cell office:value-type="float" office:value="-0.3016426274">
            <text:p>-0.3016426274</text:p>
          </table:table-cell>
          <table:table-cell office:value-type="float" office:value="0.553888120597">
            <text:p>0.5538881206</text:p>
          </table:table-cell>
          <table:table-cell office:value-type="float" office:value="0.164228772129">
            <text:p>0.1642287721</text:p>
          </table:table-cell>
          <table:table-cell table:formula="of:=MEDIAN([.B7:.M7])" office:value-type="float" office:value="0.2475661409795">
            <text:p>0.247566141</text:p>
          </table:table-cell>
          <table:table-cell office:value-type="string">
            <text:p>N</text:p>
          </table:table-cell>
          <table:table-cell office:value-type="float" office:value="1.197">
            <text:p>1.197</text:p>
          </table:table-cell>
          <table:table-cell office:value-type="float" office:value="0.915">
            <text:p>0.915</text:p>
          </table:table-cell>
        </table:table-row>
        <table:table-row table:style-name="ro2">
          <table:table-cell office:value-type="string">
            <text:p>E</text:p>
          </table:table-cell>
          <table:table-cell office:value-type="float" office:value="-0.490456213694">
            <text:p>-0.4904562137</text:p>
          </table:table-cell>
          <table:table-cell office:value-type="float" office:value="0.398565378052">
            <text:p>0.3985653781</text:p>
          </table:table-cell>
          <table:table-cell office:value-type="float" office:value="-0.79988540642">
            <text:p>-0.7998854064</text:p>
          </table:table-cell>
          <table:table-cell office:value-type="float" office:value="-1.13180058823">
            <text:p>-1.1318005882</text:p>
          </table:table-cell>
          <table:table-cell office:value-type="float" office:value="0.380600822488">
            <text:p>0.3806008225</text:p>
          </table:table-cell>
          <table:table-cell office:value-type="float" office:value="0.88716159026">
            <text:p>0.8871615903</text:p>
          </table:table-cell>
          <table:table-cell office:value-type="float" office:value="0.13066809624">
            <text:p>0.1306680962</text:p>
          </table:table-cell>
          <table:table-cell office:value-type="float" office:value="-1.49695325782">
            <text:p>-1.4969532578</text:p>
          </table:table-cell>
          <table:table-cell office:value-type="float" office:value="0.631771005981">
            <text:p>0.631771006</text:p>
          </table:table-cell>
          <table:table-cell office:value-type="float" office:value="-0.262849395183">
            <text:p>-0.2628493952</text:p>
          </table:table-cell>
          <table:table-cell office:value-type="float" office:value="0.800776931778">
            <text:p>0.8007769318</text:p>
          </table:table-cell>
          <table:table-cell office:value-type="float" office:value="0.61029987036">
            <text:p>0.6102998704</text:p>
          </table:table-cell>
          <table:table-cell table:formula="of:=MEDIAN([.B8:.M8])" office:value-type="float" office:value="0.255634459364">
            <text:p>0.2556344594</text:p>
          </table:table-cell>
          <table:table-cell office:value-type="string">
            <text:p>E</text:p>
          </table:table-cell>
          <table:table-cell office:value-type="float" office:value="1.085">
            <text:p>1.085</text:p>
          </table:table-cell>
          <table:table-cell office:value-type="float" office:value="0.962">
            <text:p>0.962</text:p>
          </table:table-cell>
        </table:table-row>
        <table:table-row table:style-name="ro2">
          <table:table-cell office:value-type="string">
            <text:p>K</text:p>
          </table:table-cell>
          <table:table-cell office:value-type="float" office:value="0.722960089129">
            <text:p>0.7229600891</text:p>
          </table:table-cell>
          <table:table-cell office:value-type="float" office:value="1.51589390901">
            <text:p>1.515893909</text:p>
          </table:table-cell>
          <table:table-cell office:value-type="float" office:value="2.08945231641">
            <text:p>2.0894523164</text:p>
          </table:table-cell>
          <table:table-cell office:value-type="float" office:value="0.080375485852">
            <text:p>0.0803754859</text:p>
          </table:table-cell>
          <table:table-cell office:value-type="float" office:value="0.32203273565">
            <text:p>0.3220327357</text:p>
          </table:table-cell>
          <table:table-cell office:value-type="float" office:value="0.24128098918">
            <text:p>0.2412809892</text:p>
          </table:table-cell>
          <table:table-cell office:value-type="float" office:value="0.11448157922">
            <text:p>0.1144815792</text:p>
          </table:table-cell>
          <table:table-cell office:value-type="float" office:value="-1.28503572957">
            <text:p>-1.2850357296</text:p>
          </table:table-cell>
          <table:table-cell office:value-type="float" office:value="-0.240587436601">
            <text:p>-0.2405874366</text:p>
          </table:table-cell>
          <table:table-cell office:value-type="float" office:value="-0.11370201681">
            <text:p>-0.1137020168</text:p>
          </table:table-cell>
          <table:table-cell office:value-type="float" office:value="0.34566627372">
            <text:p>0.3456662737</text:p>
          </table:table-cell>
          <table:table-cell office:value-type="float" office:value="0.344377112843">
            <text:p>0.3443771128</text:p>
          </table:table-cell>
          <table:table-cell table:formula="of:=MEDIAN([.B9:.M9])" office:value-type="float" office:value="0.281656862415">
            <text:p>0.2816568624</text:p>
          </table:table-cell>
          <table:table-cell office:value-type="string">
            <text:p>K</text:p>
          </table:table-cell>
          <table:table-cell office:value-type="float" office:value="1.026">
            <text:p>1.026</text:p>
          </table:table-cell>
          <table:table-cell office:value-type="float" office:value="0.841">
            <text:p>0.841</text:p>
          </table:table-cell>
        </table:table-row>
        <table:table-row table:style-name="ro2">
          <table:table-cell office:value-type="string">
            <text:p>Q</text:p>
          </table:table-cell>
          <table:table-cell office:value-type="float" office:value="0.349575938082">
            <text:p>0.3495759381</text:p>
          </table:table-cell>
          <table:table-cell office:value-type="float" office:value="1.26791793582">
            <text:p>1.2679179358</text:p>
          </table:table-cell>
          <table:table-cell office:value-type="float" office:value="-0.27799920998">
            <text:p>-0.27799921</text:p>
          </table:table-cell>
          <table:table-cell office:value-type="float" office:value="0.017412425165">
            <text:p>0.0174124252</text:p>
          </table:table-cell>
          <table:table-cell office:value-type="float" office:value="0.4260373247">
            <text:p>0.4260373247</text:p>
          </table:table-cell>
          <table:table-cell office:value-type="float" office:value="1.03621595701">
            <text:p>1.036215957</text:p>
          </table:table-cell>
          <table:table-cell office:value-type="float" office:value="0.25540930884">
            <text:p>0.2554093088</text:p>
          </table:table-cell>
          <table:table-cell office:value-type="float" office:value="-0.923108312898">
            <text:p>-0.9231083129</text:p>
          </table:table-cell>
          <table:table-cell office:value-type="float" office:value="0.280145857609">
            <text:p>0.2801458576</text:p>
          </table:table-cell>
          <table:table-cell office:value-type="float" office:value="0.031991450229">
            <text:p>0.0319914502</text:p>
          </table:table-cell>
          <table:table-cell office:value-type="float" office:value="0.51589204936">
            <text:p>0.5158920494</text:p>
          </table:table-cell>
          <table:table-cell office:value-type="float" office:value="0.38905022475">
            <text:p>0.3890502248</text:p>
          </table:table-cell>
          <table:table-cell table:formula="of:=MEDIAN([.B10:.M10])" office:value-type="float" office:value="0.3148608978455">
            <text:p>0.3148608978</text:p>
          </table:table-cell>
          <table:table-cell office:value-type="string">
            <text:p>Q</text:p>
          </table:table-cell>
          <table:table-cell office:value-type="float" office:value="1.05">
            <text:p>1.05</text:p>
          </table:table-cell>
          <table:table-cell office:value-type="float" office:value="0.863">
            <text:p>0.863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float" office:value="0.374165212626">
            <text:p>0.3741652126</text:p>
          </table:table-cell>
          <table:table-cell office:value-type="float" office:value="-0.270823837">
            <text:p>-0.270823837</text:p>
          </table:table-cell>
          <table:table-cell office:value-type="float" office:value="0.57636316685">
            <text:p>0.5763631669</text:p>
          </table:table-cell>
          <table:table-cell office:value-type="float" office:value="0.303217463705">
            <text:p>0.3032174637</text:p>
          </table:table-cell>
          <table:table-cell office:value-type="float" office:value="0.411075827236">
            <text:p>0.4110758272</text:p>
          </table:table-cell>
          <table:table-cell office:value-type="float" office:value="1.13638109137">
            <text:p>1.1363810914</text:p>
          </table:table-cell>
          <table:table-cell office:value-type="float" office:value="0.521602496076">
            <text:p>0.5216024961</text:p>
          </table:table-cell>
          <table:table-cell office:value-type="float" office:value="0.411629463207">
            <text:p>0.4116294632</text:p>
          </table:table-cell>
          <table:table-cell office:value-type="float" office:value="0.479718617052">
            <text:p>0.4797186171</text:p>
          </table:table-cell>
          <table:table-cell office:value-type="float" office:value="0.187878889351">
            <text:p>0.1878788894</text:p>
          </table:table-cell>
          <table:table-cell office:value-type="float" office:value="0.723095517924">
            <text:p>0.7230955179</text:p>
          </table:table-cell>
          <table:table-cell office:value-type="float" office:value="0.210242189253">
            <text:p>0.2102421893</text:p>
          </table:table-cell>
          <table:table-cell table:formula="of:=MEDIAN([.B11:.M11])" office:value-type="float" office:value="0.4113526452215">
            <text:p>0.4113526452</text:p>
          </table:table-cell>
          <table:table-cell office:value-type="string">
            <text:p>C</text:p>
          </table:table-cell>
          <table:table-cell office:value-type="float" office:value="0.733">
            <text:p>0.733</text:p>
          </table:table-cell>
          <table:table-cell office:value-type="float" office:value="0.573">
            <text:p>0.573</text:p>
          </table:table-cell>
        </table:table-row>
        <table:table-row table:style-name="ro2">
          <table:table-cell office:value-type="string">
            <text:p>R</text:p>
          </table:table-cell>
          <table:table-cell office:value-type="float" office:value="0.799284935518">
            <text:p>0.7992849355</text:p>
          </table:table-cell>
          <table:table-cell office:value-type="float" office:value="1.5739468046">
            <text:p>1.5739468046</text:p>
          </table:table-cell>
          <table:table-cell office:value-type="float" office:value="2.10192854362">
            <text:p>2.1019285436</text:p>
          </table:table-cell>
          <table:table-cell office:value-type="float" office:value="0.416247293875">
            <text:p>0.4162472939</text:p>
          </table:table-cell>
          <table:table-cell office:value-type="float" office:value="0.559375875386">
            <text:p>0.5593758754</text:p>
          </table:table-cell>
          <table:table-cell office:value-type="float" office:value="1.09120418168">
            <text:p>1.0912041817</text:p>
          </table:table-cell>
          <table:table-cell office:value-type="float" office:value="0.513606707743">
            <text:p>0.5136067077</text:p>
          </table:table-cell>
          <table:table-cell office:value-type="float" office:value="-0.810177301638">
            <text:p>-0.8101773016</text:p>
          </table:table-cell>
          <table:table-cell office:value-type="float" office:value="-0.06071912288">
            <text:p>-0.0607191229</text:p>
          </table:table-cell>
          <table:table-cell office:value-type="float" office:value="0.047692633699">
            <text:p>0.0476926337</text:p>
          </table:table-cell>
          <table:table-cell office:value-type="float" office:value="0.414276668776">
            <text:p>0.4142766688</text:p>
          </table:table-cell>
          <table:table-cell office:value-type="float" office:value="0.205486943609">
            <text:p>0.2054869436</text:p>
          </table:table-cell>
          <table:table-cell table:formula="of:=MEDIAN([.B12:.M12])" office:value-type="float" office:value="0.464927000809">
            <text:p>0.4649270008</text:p>
          </table:table-cell>
          <table:table-cell office:value-type="string">
            <text:p>R</text:p>
          </table:table-cell>
          <table:table-cell office:value-type="float" office:value="0.976">
            <text:p>0.976</text:p>
          </table:table-cell>
          <table:table-cell office:value-type="float" office:value="0.784">
            <text:p>0.784</text:p>
          </table:table-cell>
        </table:table-row>
        <table:table-row table:style-name="ro2">
          <table:table-cell office:value-type="string">
            <text:p>H</text:p>
          </table:table-cell>
          <table:table-cell office:value-type="float" office:value="0.198285265452">
            <text:p>0.1982852655</text:p>
          </table:table-cell>
          <table:table-cell office:value-type="float" office:value="1.22701769364">
            <text:p>1.2270176936</text:p>
          </table:table-cell>
          <table:table-cell office:value-type="float" office:value="1.33993757839">
            <text:p>1.3399375784</text:p>
          </table:table-cell>
          <table:table-cell office:value-type="float" office:value="0.551848769786">
            <text:p>0.5518487698</text:p>
          </table:table-cell>
          <table:table-cell office:value-type="float" office:value="0.576483785908">
            <text:p>0.5764837859</text:p>
          </table:table-cell>
          <table:table-cell office:value-type="float" office:value="1.31812940416">
            <text:p>1.3181294042</text:p>
          </table:table-cell>
          <table:table-cell office:value-type="float" office:value="0.27148898525">
            <text:p>0.2714889853</text:p>
          </table:table-cell>
          <table:table-cell office:value-type="float" office:value="-0.120001135737">
            <text:p>-0.1200011357</text:p>
          </table:table-cell>
          <table:table-cell office:value-type="float" office:value="0.278812794751">
            <text:p>0.2788127948</text:p>
          </table:table-cell>
          <table:table-cell office:value-type="float" office:value="0.324255718663">
            <text:p>0.3242557187</text:p>
          </table:table-cell>
          <table:table-cell office:value-type="float" office:value="0.653920551534">
            <text:p>0.6539205515</text:p>
          </table:table-cell>
          <table:table-cell office:value-type="float" office:value="0.380654452051">
            <text:p>0.3806544521</text:p>
          </table:table-cell>
          <table:table-cell table:formula="of:=MEDIAN([.B13:.M13])" office:value-type="float" office:value="0.4662516109185">
            <text:p>0.4662516109</text:p>
          </table:table-cell>
          <table:table-cell office:value-type="string">
            <text:p>H</text:p>
          </table:table-cell>
          <table:table-cell office:value-type="float" office:value="0.906">
            <text:p>0.906</text:p>
          </table:table-cell>
          <table:table-cell office:value-type="float" office:value="0.724">
            <text:p>0.724</text:p>
          </table:table-cell>
        </table:table-row>
        <table:table-row table:style-name="ro2">
          <table:table-cell office:value-type="string">
            <text:p>T</text:p>
          </table:table-cell>
          <table:table-cell office:value-type="float" office:value="-0.103422243036">
            <text:p>-0.103422243</text:p>
          </table:table-cell>
          <table:table-cell office:value-type="float" office:value="0.569085283043">
            <text:p>0.569085283</text:p>
          </table:table-cell>
          <table:table-cell office:value-type="float" office:value="1.64962690401">
            <text:p>1.649626904</text:p>
          </table:table-cell>
          <table:table-cell office:value-type="float" office:value="0.533234534566">
            <text:p>0.5332345346</text:p>
          </table:table-cell>
          <table:table-cell office:value-type="float" office:value="1.37967186881">
            <text:p>1.3796718688</text:p>
          </table:table-cell>
          <table:table-cell office:value-type="float" office:value="0.45701817243">
            <text:p>0.4570181724</text:p>
          </table:table-cell>
          <table:table-cell office:value-type="float" office:value="1.45729962201">
            <text:p>1.457299622</text:p>
          </table:table-cell>
          <table:table-cell office:value-type="float" office:value="0.653652002312">
            <text:p>0.6536520023</text:p>
          </table:table-cell>
          <table:table-cell office:value-type="float" office:value="0.448220077146">
            <text:p>0.4482200771</text:p>
          </table:table-cell>
          <table:table-cell office:value-type="float" office:value="0.646526602787">
            <text:p>0.6465266028</text:p>
          </table:table-cell>
          <table:table-cell office:value-type="float" office:value="0.803098429635">
            <text:p>0.8030984296</text:p>
          </table:table-cell>
          <table:table-cell office:value-type="float" office:value="0.575383834759">
            <text:p>0.5753838348</text:p>
          </table:table-cell>
          <table:table-cell table:formula="of:=MEDIAN([.B14:.M14])" office:value-type="float" office:value="0.610955218773">
            <text:p>0.6109552188</text:p>
          </table:table-cell>
          <table:table-cell office:value-type="string">
            <text:p>T</text:p>
          </table:table-cell>
          <table:table-cell office:value-type="float" office:value="0.784">
            <text:p>0.784</text:p>
          </table:table-cell>
          <table:table-cell office:value-type="float" office:value="0.569">
            <text:p>0.569</text:p>
          </table:table-cell>
        </table:table-row>
        <table:table-row table:style-name="ro2">
          <table:table-cell office:value-type="string">
            <text:p>M</text:p>
          </table:table-cell>
          <table:table-cell office:value-type="float" office:value="0.34466142034">
            <text:p>0.3446614203</text:p>
          </table:table-cell>
          <table:table-cell office:value-type="float" office:value="1.17589572464">
            <text:p>1.1758957246</text:p>
          </table:table-cell>
          <table:table-cell office:value-type="float" office:value="0.75348927677">
            <text:p>0.7534892768</text:p>
          </table:table-cell>
          <table:table-cell office:value-type="float" office:value="0.704880534933">
            <text:p>0.7048805349</text:p>
          </table:table-cell>
          <table:table-cell office:value-type="float" office:value="0.517871620923">
            <text:p>0.5178716209</text:p>
          </table:table-cell>
          <table:table-cell office:value-type="float" office:value="2.17280855635">
            <text:p>2.1728085564</text:p>
          </table:table-cell>
          <table:table-cell office:value-type="float" office:value="0.780950240319">
            <text:p>0.7809502403</text:p>
          </table:table-cell>
          <table:table-cell office:value-type="float" office:value="-0.207524796652">
            <text:p>-0.2075247967</text:p>
          </table:table-cell>
          <table:table-cell office:value-type="float" office:value="0.328440677642">
            <text:p>0.3284406776</text:p>
          </table:table-cell>
          <table:table-cell office:value-type="float" office:value="0.21108327192">
            <text:p>0.2110832719</text:p>
          </table:table-cell>
          <table:table-cell office:value-type="float" office:value="0.759574248978">
            <text:p>0.759574249</text:p>
          </table:table-cell>
          <table:table-cell office:value-type="float" office:value="0.389944280145">
            <text:p>0.3899442801</text:p>
          </table:table-cell>
          <table:table-cell table:formula="of:=MEDIAN([.B15:.M15])" office:value-type="float" office:value="0.611376077928">
            <text:p>0.6113760779</text:p>
          </table:table-cell>
          <table:table-cell office:value-type="string">
            <text:p>M</text:p>
          </table:table-cell>
          <table:table-cell office:value-type="float" office:value="0.812">
            <text:p>0.812</text:p>
          </table:table-cell>
          <table:table-cell office:value-type="float" office:value="0.729">
            <text:p>0.729</text:p>
          </table:table-cell>
        </table:table-row>
        <table:table-row table:style-name="ro2">
          <table:table-cell office:value-type="string">
            <text:p>L</text:p>
          </table:table-cell>
          <table:table-cell office:value-type="float" office:value="0.650924380608">
            <text:p>0.6509243806</text:p>
          </table:table-cell>
          <table:table-cell office:value-type="float" office:value="1.40171663242">
            <text:p>1.4017166324</text:p>
          </table:table-cell>
          <table:table-cell office:value-type="float" office:value="0.89519534635">
            <text:p>0.8951953464</text:p>
          </table:table-cell>
          <table:table-cell office:value-type="float" office:value="0.671221042124">
            <text:p>0.6712210421</text:p>
          </table:table-cell>
          <table:table-cell office:value-type="float" office:value="0.20306290423">
            <text:p>0.2030629042</text:p>
          </table:table-cell>
          <table:table-cell office:value-type="float" office:value="2.73931019356">
            <text:p>2.7393101936</text:p>
          </table:table-cell>
          <table:table-cell office:value-type="float" office:value="0.12094916611">
            <text:p>0.1209491661</text:p>
          </table:table-cell>
          <table:table-cell office:value-type="float" office:value="0.451608951167">
            <text:p>0.4516089512</text:p>
          </table:table-cell>
          <table:table-cell office:value-type="float" office:value="-0.134813859901">
            <text:p>-0.1348138599</text:p>
          </table:table-cell>
          <table:table-cell office:value-type="float" office:value="0.132793513577">
            <text:p>0.1327935136</text:p>
          </table:table-cell>
          <table:table-cell office:value-type="float" office:value="0.634801453634">
            <text:p>0.6348014536</text:p>
          </table:table-cell>
          <table:table-cell office:value-type="float" office:value="0.589654181716">
            <text:p>0.5896541817</text:p>
          </table:table-cell>
          <table:table-cell table:formula="of:=MEDIAN([.B16:.M16])" office:value-type="float" office:value="0.612227817675">
            <text:p>0.6122278177</text:p>
          </table:table-cell>
          <table:table-cell office:value-type="string">
            <text:p>L</text:p>
          </table:table-cell>
          <table:table-cell office:value-type="float" office:value="0.789">
            <text:p>0.789</text:p>
          </table:table-cell>
          <table:table-cell office:value-type="float" office:value="0.766">
            <text:p>0.766</text:p>
          </table:table-cell>
        </table:table-row>
        <table:table-row table:style-name="ro2">
          <table:table-cell office:value-type="string">
            <text:p>V</text:p>
          </table:table-cell>
          <table:table-cell office:value-type="float" office:value="0.571736925145">
            <text:p>0.5717369251</text:p>
          </table:table-cell>
          <table:table-cell office:value-type="float" office:value="0.399236056815">
            <text:p>0.3992360568</text:p>
          </table:table-cell>
          <table:table-cell office:value-type="float" office:value="0.96926290155">
            <text:p>0.9692629016</text:p>
          </table:table-cell>
          <table:table-cell office:value-type="float" office:value="1.0637802627">
            <text:p>1.0637802627</text:p>
          </table:table-cell>
          <table:table-cell office:value-type="float" office:value="0.573021638658">
            <text:p>0.5730216387</text:p>
          </table:table-cell>
          <table:table-cell office:value-type="float" office:value="2.41523188715">
            <text:p>2.4152318872</text:p>
          </table:table-cell>
          <table:table-cell office:value-type="float" office:value="0.915656185735">
            <text:p>0.9156561857</text:p>
          </table:table-cell>
          <table:table-cell office:value-type="float" office:value="0.59340567795">
            <text:p>0.593405678</text:p>
          </table:table-cell>
          <table:table-cell office:value-type="float" office:value="0.620976916764">
            <text:p>0.6209769168</text:p>
          </table:table-cell>
          <table:table-cell office:value-type="float" office:value="0.241420210205">
            <text:p>0.2414202102</text:p>
          </table:table-cell>
          <table:table-cell office:value-type="float" office:value="0.904494306542">
            <text:p>0.9044943065</text:p>
          </table:table-cell>
          <table:table-cell office:value-type="float" office:value="0.785020369831">
            <text:p>0.7850203698</text:p>
          </table:table-cell>
          <table:table-cell table:formula="of:=MEDIAN([.B17:.M17])" office:value-type="float" office:value="0.7029986432975">
            <text:p>0.7029986433</text:p>
          </table:table-cell>
          <table:table-cell office:value-type="string">
            <text:p>V</text:p>
          </table:table-cell>
          <table:table-cell office:value-type="float" office:value="0.546">
            <text:p>0.546</text:p>
          </table:table-cell>
          <table:table-cell office:value-type="float" office:value="0.444">
            <text:p>0.444</text:p>
          </table:table-cell>
        </table:table-row>
        <table:table-row table:style-name="ro2">
          <table:table-cell office:value-type="string">
            <text:p>F</text:p>
          </table:table-cell>
          <table:table-cell office:value-type="float" office:value="0.616602667396">
            <text:p>0.6166026674</text:p>
          </table:table-cell>
          <table:table-cell office:value-type="float" office:value="1.52695988299">
            <text:p>1.526959883</text:p>
          </table:table-cell>
          <table:table-cell office:value-type="float" office:value="1.57945901081">
            <text:p>1.5794590108</text:p>
          </table:table-cell>
          <table:table-cell office:value-type="float" office:value="1.13866593661">
            <text:p>1.1386659366</text:p>
          </table:table-cell>
          <table:table-cell office:value-type="float" office:value="0.662150877779">
            <text:p>0.6621508778</text:p>
          </table:table-cell>
          <table:table-cell office:value-type="float" office:value="2.41826419198">
            <text:p>2.418264192</text:p>
          </table:table-cell>
          <table:table-cell office:value-type="float" office:value="0.76009917263">
            <text:p>0.7600991726</text:p>
          </table:table-cell>
          <table:table-cell office:value-type="float" office:value="0.246350034425">
            <text:p>0.2463500344</text:p>
          </table:table-cell>
          <table:table-cell office:value-type="float" office:value="0.485700481836">
            <text:p>0.4857004818</text:p>
          </table:table-cell>
          <table:table-cell office:value-type="float" office:value="0.767542940961">
            <text:p>0.767542941</text:p>
          </table:table-cell>
          <table:table-cell office:value-type="float" office:value="1.01127890969">
            <text:p>1.0112789097</text:p>
          </table:table-cell>
          <table:table-cell office:value-type="float" office:value="0.402395487381">
            <text:p>0.4023954874</text:p>
          </table:table-cell>
          <table:table-cell table:formula="of:=MEDIAN([.B18:.M18])" office:value-type="float" office:value="0.7638210567955">
            <text:p>0.7638210568</text:p>
          </table:table-cell>
          <table:table-cell office:value-type="string">
            <text:p>F</text:p>
          </table:table-cell>
          <table:table-cell office:value-type="float" office:value="0.685">
            <text:p>0.685</text:p>
          </table:table-cell>
          <table:table-cell office:value-type="float" office:value="0.585">
            <text:p>0.585</text:p>
          </table:table-cell>
        </table:table-row>
        <table:table-row table:style-name="ro2">
          <table:table-cell office:value-type="string">
            <text:p>W</text:p>
          </table:table-cell>
          <table:table-cell office:value-type="float" office:value="0.704452157526">
            <text:p>0.7044521575</text:p>
          </table:table-cell>
          <table:table-cell office:value-type="float" office:value="1.41486062145">
            <text:p>1.4148606215</text:p>
          </table:table-cell>
          <table:table-cell office:value-type="float" office:value="1.1947277402">
            <text:p>1.1947277402</text:p>
          </table:table-cell>
          <table:table-cell office:value-type="float" office:value="1.36892482062">
            <text:p>1.3689248206</text:p>
          </table:table-cell>
          <table:table-cell office:value-type="float" office:value="0.693113873601">
            <text:p>0.6931138736</text:p>
          </table:table-cell>
          <table:table-cell office:value-type="float" office:value="1.67889820296">
            <text:p>1.678898203</text:p>
          </table:table-cell>
          <table:table-cell office:value-type="float" office:value="0.831043199847">
            <text:p>0.8310431998</text:p>
          </table:table-cell>
          <table:table-cell office:value-type="float" office:value="-0.214127773468">
            <text:p>-0.2141277735</text:p>
          </table:table-cell>
          <table:table-cell office:value-type="float" office:value="0.605434019634">
            <text:p>0.6054340196</text:p>
          </table:table-cell>
          <table:table-cell office:value-type="float" office:value="0.732033258129">
            <text:p>0.7320332581</text:p>
          </table:table-cell>
          <table:table-cell office:value-type="float" office:value="1.13719373094">
            <text:p>1.1371937309</text:p>
          </table:table-cell>
          <table:table-cell office:value-type="float" office:value="0.496190360017">
            <text:p>0.49619036</text:p>
          </table:table-cell>
          <table:table-cell table:formula="of:=MEDIAN([.B19:.M19])" office:value-type="float" office:value="0.781538228988">
            <text:p>0.781538229</text:p>
          </table:table-cell>
          <table:table-cell office:value-type="string">
            <text:p>W</text:p>
          </table:table-cell>
          <table:table-cell office:value-type="float" office:value="0.755">
            <text:p>0.755</text:p>
          </table:table-cell>
          <table:table-cell office:value-type="float" office:value="0.671">
            <text:p>0.671</text:p>
          </table:table-cell>
        </table:table-row>
        <table:table-row table:style-name="ro2">
          <table:table-cell office:value-type="string">
            <text:p>I</text:p>
          </table:table-cell>
          <table:table-cell office:value-type="float" office:value="0.820003370864">
            <text:p>0.8200033709</text:p>
          </table:table-cell>
          <table:table-cell office:value-type="float" office:value="1.07355020571">
            <text:p>1.0735502057</text:p>
          </table:table-cell>
          <table:table-cell office:value-type="float" office:value="1.33604693572">
            <text:p>1.3360469357</text:p>
          </table:table-cell>
          <table:table-cell office:value-type="float" office:value="1.32251450582">
            <text:p>1.3225145058</text:p>
          </table:table-cell>
          <table:table-cell office:value-type="float" office:value="0.737376348961">
            <text:p>0.737376349</text:p>
          </table:table-cell>
          <table:table-cell office:value-type="float" office:value="3.23582240157">
            <text:p>3.2358224016</text:p>
          </table:table-cell>
          <table:table-cell office:value-type="float" office:value="0.849429593294">
            <text:p>0.8494295933</text:p>
          </table:table-cell>
          <table:table-cell office:value-type="float" office:value="0.50794189241">
            <text:p>0.5079418924</text:p>
          </table:table-cell>
          <table:table-cell office:value-type="float" office:value="0.59706008612">
            <text:p>0.5970600861</text:p>
          </table:table-cell>
          <table:table-cell office:value-type="float" office:value="0.293050694325">
            <text:p>0.2930506943</text:p>
          </table:table-cell>
          <table:table-cell office:value-type="float" office:value="0.961249766341">
            <text:p>0.9612497663</text:p>
          </table:table-cell>
          <table:table-cell office:value-type="float" office:value="0.859754077877">
            <text:p>0.8597540779</text:p>
          </table:table-cell>
          <table:table-cell table:formula="of:=MEDIAN([.B20:.M20])" office:value-type="float" office:value="0.8545918355855">
            <text:p>0.8545918356</text:p>
          </table:table-cell>
          <table:table-cell office:value-type="string">
            <text:p>I</text:p>
          </table:table-cell>
          <table:table-cell office:value-type="float" office:value="0.583">
            <text:p>0.583</text:p>
          </table:table-cell>
          <table:table-cell office:value-type="float" office:value="0.502">
            <text:p>0.502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.584623198388">
            <text:p>0.5846231984</text:p>
          </table:table-cell>
          <table:table-cell office:value-type="float" office:value="1.32690456854">
            <text:p>1.3269045685</text:p>
          </table:table-cell>
          <table:table-cell office:value-type="float" office:value="1.53781343676">
            <text:p>1.5378134368</text:p>
          </table:table-cell>
          <table:table-cell office:value-type="float" office:value="0.953994889689">
            <text:p>0.9539948897</text:p>
          </table:table-cell>
          <table:table-cell office:value-type="float" office:value="0.677890225613">
            <text:p>0.6778902256</text:p>
          </table:table-cell>
          <table:table-cell office:value-type="float" office:value="1.55096132202">
            <text:p>1.550961322</text:p>
          </table:table-cell>
          <table:table-cell office:value-type="float" office:value="0.931196442694">
            <text:p>0.9311964427</text:p>
          </table:table-cell>
          <table:table-cell office:value-type="float" office:value="0.520267721772">
            <text:p>0.5202677218</text:p>
          </table:table-cell>
          <table:table-cell office:value-type="float" office:value="0.745301660428">
            <text:p>0.7453016604</text:p>
          </table:table-cell>
          <table:table-cell office:value-type="float" office:value="0.864351697828">
            <text:p>0.8643516978</text:p>
          </table:table-cell>
          <table:table-cell office:value-type="float" office:value="0.953081668538">
            <text:p>0.9530816685</text:p>
          </table:table-cell>
          <table:table-cell office:value-type="float" office:value="0.446548335037">
            <text:p>0.446548335</text:p>
          </table:table-cell>
          <table:table-cell table:formula="of:=MEDIAN([.B21:.M21])" office:value-type="float" office:value="0.897774070261">
            <text:p>0.8977740703</text:p>
          </table:table-cell>
          <table:table-cell office:value-type="string">
            <text:p>Y</text:p>
          </table:table-cell>
          <table:table-cell office:value-type="float" office:value="0.665">
            <text:p>0.665</text:p>
          </table:table-cell>
          <table:table-cell office:value-type="float" office:value="0.56">
            <text:p>0.56</text:p>
          </table:table-cell>
        </table:table-row>
        <table:table-row table:style-name="ro2" table:number-rows-repeated="104855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1:Sheet1.N21">
          <table:sort>
            <table:sort-by table:field-number="1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chnicholas </meta:initial-creator>
    <meta:creation-date>2014-05-31T22:25:24</meta:creation-date>
    <dc:date>2014-06-09T08:05:09</dc:date>
    <dc:creator>wchnicholas </dc:creator>
    <meta:editing-duration>PT1H5M38S</meta:editing-duration>
    <meta:editing-cycles>22</meta:editing-cycles>
    <meta:generator>LibreOffice/3.5$Linux_x86 LibreOffice_project/350m1$Build-2</meta:generator>
    <meta:document-statistic meta:table-count="3" meta:cell-count="35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988cm" svg:height="8.994cm" xlink:href=".." xlink:type="simple" chart:class="chart:line" chart:style-name="ch1">
        <chart:legend chart:legend-position="end" svg:x="14.121cm" svg:y="1.21cm" style:legend-expansion="high" chart:style-name="ch2"/>
        <chart:plot-area chart:style-name="ch3" table:cell-range-address="Sheet1.A1:Sheet1.N20" chart:data-source-has-labels="both" svg:x="0.769cm" svg:y="0.851cm" svg:width="12.715cm" svg:height="7.544cm">
          <chartooo:coordinate-region svg:x="1.311cm" svg:y="1.051cm" svg:width="12.118cm" svg:height="7.145cm"/>
          <chart:axis chart:dimension="x" chart:name="primary-x" chart:style-name="ch4" chartooo:axis-type="auto">
            <chartooo:date-scale/>
            <chart:categories table:cell-range-address="Sheet1.A2:Sheet1.A2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20" chart:label-cell-address="Sheet1.B1:Sheet1.B1" chart:class="chart:line">
            <chart:data-point chart:repeated="19"/>
          </chart:series>
          <chart:series chart:style-name="ch7" chart:values-cell-range-address="Sheet1.C2:Sheet1.C20" chart:label-cell-address="Sheet1.C1:Sheet1.C1" chart:class="chart:line">
            <chart:data-point chart:repeated="19"/>
          </chart:series>
          <chart:series chart:style-name="ch8" chart:values-cell-range-address="Sheet1.D2:Sheet1.D20" chart:label-cell-address="Sheet1.D1:Sheet1.D1" chart:class="chart:line">
            <chart:data-point chart:repeated="19"/>
          </chart:series>
          <chart:series chart:style-name="ch9" chart:values-cell-range-address="Sheet1.E2:Sheet1.E20" chart:label-cell-address="Sheet1.E1:Sheet1.E1" chart:class="chart:line">
            <chart:data-point chart:repeated="19"/>
          </chart:series>
          <chart:series chart:style-name="ch10" chart:values-cell-range-address="Sheet1.F2:Sheet1.F20" chart:label-cell-address="Sheet1.F1:Sheet1.F1" chart:class="chart:line">
            <chart:data-point chart:repeated="19"/>
          </chart:series>
          <chart:series chart:style-name="ch11" chart:values-cell-range-address="Sheet1.G2:Sheet1.G20" chart:label-cell-address="Sheet1.G1:Sheet1.G1" chart:class="chart:line">
            <chart:data-point chart:repeated="19"/>
          </chart:series>
          <chart:series chart:style-name="ch12" chart:values-cell-range-address="Sheet1.H2:Sheet1.H20" chart:label-cell-address="Sheet1.H1:Sheet1.H1" chart:class="chart:line">
            <chart:data-point chart:repeated="19"/>
          </chart:series>
          <chart:series chart:style-name="ch13" chart:values-cell-range-address="Sheet1.I2:Sheet1.I20" chart:label-cell-address="Sheet1.I1:Sheet1.I1" chart:class="chart:line">
            <chart:data-point chart:repeated="19"/>
          </chart:series>
          <chart:series chart:style-name="ch14" chart:values-cell-range-address="Sheet1.J2:Sheet1.J20" chart:label-cell-address="Sheet1.J1:Sheet1.J1" chart:class="chart:line">
            <chart:data-point chart:repeated="19"/>
          </chart:series>
          <chart:series chart:style-name="ch15" chart:values-cell-range-address="Sheet1.K2:Sheet1.K20" chart:label-cell-address="Sheet1.K1:Sheet1.K1" chart:class="chart:line">
            <chart:data-point chart:repeated="19"/>
          </chart:series>
          <chart:series chart:style-name="ch16" chart:values-cell-range-address="Sheet1.L2:Sheet1.L20" chart:label-cell-address="Sheet1.L1:Sheet1.L1" chart:class="chart:line">
            <chart:data-point chart:repeated="19"/>
          </chart:series>
          <chart:series chart:style-name="ch17" chart:values-cell-range-address="Sheet1.M2:Sheet1.M20" chart:label-cell-address="Sheet1.M1:Sheet1.M1" chart:class="chart:line">
            <chart:data-point chart:repeated="19"/>
          </chart:series>
          <chart:series chart:style-name="ch18" chart:values-cell-range-address="Sheet1.N2:Sheet1.N20" chart:label-cell-address="Sheet1.N1:Sheet1.N1" chart:class="chart:line">
            <chart:data-point chart:repeated="19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</text:p>
                <draw:g>
                  <svg:desc>Sheet1.B1:Sheet1.B1</svg:desc>
                </draw:g>
              </table:table-cell>
              <table:table-cell office:value-type="string">
                <text:p>2</text:p>
                <draw:g>
                  <svg:desc>Sheet1.C1:Sheet1.C1</svg:desc>
                </draw:g>
              </table:table-cell>
              <table:table-cell office:value-type="string">
                <text:p>4</text:p>
                <draw:g>
                  <svg:desc>Sheet1.D1:Sheet1.D1</svg:desc>
                </draw:g>
              </table:table-cell>
              <table:table-cell office:value-type="string">
                <text:p>16</text:p>
                <draw:g>
                  <svg:desc>Sheet1.E1:Sheet1.E1</svg:desc>
                </draw:g>
              </table:table-cell>
              <table:table-cell office:value-type="string">
                <text:p>55</text:p>
                <draw:g>
                  <svg:desc>Sheet1.F1:Sheet1.F1</svg:desc>
                </draw:g>
              </table:table-cell>
              <table:table-cell office:value-type="string">
                <text:p>7</text:p>
                <draw:g>
                  <svg:desc>Sheet1.G1:Sheet1.G1</svg:desc>
                </draw:g>
              </table:table-cell>
              <table:table-cell office:value-type="string">
                <text:p>53</text:p>
                <draw:g>
                  <svg:desc>Sheet1.H1:Sheet1.H1</svg:desc>
                </draw:g>
              </table:table-cell>
              <table:table-cell office:value-type="string">
                <text:p>18</text:p>
                <draw:g>
                  <svg:desc>Sheet1.I1:Sheet1.I1</svg:desc>
                </draw:g>
              </table:table-cell>
              <table:table-cell office:value-type="string">
                <text:p>15</text:p>
                <draw:g>
                  <svg:desc>Sheet1.J1:Sheet1.J1</svg:desc>
                </draw:g>
              </table:table-cell>
              <table:table-cell office:value-type="string">
                <text:p>17</text:p>
                <draw:g>
                  <svg:desc>Sheet1.K1:Sheet1.K1</svg:desc>
                </draw:g>
              </table:table-cell>
              <table:table-cell office:value-type="string">
                <text:p>19</text:p>
                <draw:g>
                  <svg:desc>Sheet1.L1:Sheet1.L1</svg:desc>
                </draw:g>
              </table:table-cell>
              <table:table-cell office:value-type="string">
                <text:p>42</text:p>
                <draw:g>
                  <svg:desc>Sheet1.M1:Sheet1.M1</svg:desc>
                </draw:g>
              </table:table-cell>
              <table:table-cell office:value-type="string">
                <text:p>Median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</text:p>
                <draw:g>
                  <svg:desc>Sheet1.A2:Sheet1.A20</svg:desc>
                </draw:g>
              </table:table-cell>
              <table:table-cell office:value-type="float" office:value="-1.12731816816">
                <text:p>-1.12731816816</text:p>
                <draw:g>
                  <svg:desc>Sheet1.B2:Sheet1.B20</svg:desc>
                </draw:g>
              </table:table-cell>
              <table:table-cell office:value-type="float" office:value="-0.32994811481">
                <text:p>-0.32994811481</text:p>
                <draw:g>
                  <svg:desc>Sheet1.C2:Sheet1.C20</svg:desc>
                </draw:g>
              </table:table-cell>
              <table:table-cell office:value-type="float" office:value="-0.76597665237">
                <text:p>-0.76597665237</text:p>
                <draw:g>
                  <svg:desc>Sheet1.D2:Sheet1.D20</svg:desc>
                </draw:g>
              </table:table-cell>
              <table:table-cell office:value-type="float" office:value="-1.2899820495">
                <text:p>-1.2899820495</text:p>
                <draw:g>
                  <svg:desc>Sheet1.E2:Sheet1.E20</svg:desc>
                </draw:g>
              </table:table-cell>
              <table:table-cell office:value-type="float" office:value="-0.14699420881">
                <text:p>-0.14699420881</text:p>
                <draw:g>
                  <svg:desc>Sheet1.F2:Sheet1.F20</svg:desc>
                </draw:g>
              </table:table-cell>
              <table:table-cell office:value-type="float" office:value="0.43715003416">
                <text:p>0.43715003416</text:p>
                <draw:g>
                  <svg:desc>Sheet1.G2:Sheet1.G20</svg:desc>
                </draw:g>
              </table:table-cell>
              <table:table-cell office:value-type="float" office:value="-1.02471970318">
                <text:p>-1.02471970318</text:p>
                <draw:g>
                  <svg:desc>Sheet1.H2:Sheet1.H20</svg:desc>
                </draw:g>
              </table:table-cell>
              <table:table-cell office:value-type="float" office:value="-1.77591313626">
                <text:p>-1.77591313626</text:p>
                <draw:g>
                  <svg:desc>Sheet1.I2:Sheet1.I20</svg:desc>
                </draw:g>
              </table:table-cell>
              <table:table-cell office:value-type="float" office:value="-0.526964096619">
                <text:p>-0.526964096619</text:p>
                <draw:g>
                  <svg:desc>Sheet1.J2:Sheet1.J20</svg:desc>
                </draw:g>
              </table:table-cell>
              <table:table-cell office:value-type="float" office:value="-0.387828086763">
                <text:p>-0.387828086763</text:p>
                <draw:g>
                  <svg:desc>Sheet1.K2:Sheet1.K20</svg:desc>
                </draw:g>
              </table:table-cell>
              <table:table-cell office:value-type="float" office:value="-0.752593573772">
                <text:p>-0.752593573772</text:p>
                <draw:g>
                  <svg:desc>Sheet1.L2:Sheet1.L20</svg:desc>
                </draw:g>
              </table:table-cell>
              <table:table-cell office:value-type="float" office:value="-0.90510687215">
                <text:p>-0.90510687215</text:p>
                <draw:g>
                  <svg:desc>Sheet1.M2:Sheet1.M20</svg:desc>
                </draw:g>
              </table:table-cell>
              <table:table-cell office:value-type="float" office:value="-0.759285113071">
                <text:p>-0.759285113071</text:p>
                <draw:g>
                  <svg:desc>Sheet1.N2:Sheet1.N20</svg:desc>
                </draw:g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-0.247714534865">
                <text:p>-0.247714534865</text:p>
              </table:table-cell>
              <table:table-cell office:value-type="float" office:value="-0.66527547887">
                <text:p>-0.66527547887</text:p>
              </table:table-cell>
              <table:table-cell office:value-type="float" office:value="-0.78277636077">
                <text:p>-0.78277636077</text:p>
              </table:table-cell>
              <table:table-cell office:value-type="float" office:value="-1.6435907419">
                <text:p>-1.6435907419</text:p>
              </table:table-cell>
              <table:table-cell office:value-type="float" office:value="0.26225911931">
                <text:p>0.26225911931</text:p>
              </table:table-cell>
              <table:table-cell office:value-type="float" office:value="1.84533597045">
                <text:p>1.84533597045</text:p>
              </table:table-cell>
              <table:table-cell office:value-type="float" office:value="-0.8473883514">
                <text:p>-0.8473883514</text:p>
              </table:table-cell>
              <table:table-cell office:value-type="float" office:value="-1.66503790182">
                <text:p>-1.66503790182</text:p>
              </table:table-cell>
              <table:table-cell office:value-type="float" office:value="-0.692496996759">
                <text:p>-0.692496996759</text:p>
              </table:table-cell>
              <table:table-cell office:value-type="float" office:value="-0.921392221463">
                <text:p>-0.921392221463</text:p>
              </table:table-cell>
              <table:table-cell office:value-type="float" office:value="0.358298016494">
                <text:p>0.358298016494</text:p>
              </table:table-cell>
              <table:table-cell office:value-type="float" office:value="0.335585096537">
                <text:p>0.335585096537</text:p>
              </table:table-cell>
              <table:table-cell office:value-type="float" office:value="-0.6788862378145">
                <text:p>-0.6788862378145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-0.242561232034">
                <text:p>-0.242561232034</text:p>
              </table:table-cell>
              <table:table-cell office:value-type="float" office:value="0.12623789343">
                <text:p>0.12623789343</text:p>
              </table:table-cell>
              <table:table-cell office:value-type="float" office:value="0.96872516036">
                <text:p>0.96872516036</text:p>
              </table:table-cell>
              <table:table-cell office:value-type="float" office:value="-1.7499091499">
                <text:p>-1.7499091499</text:p>
              </table:table-cell>
              <table:table-cell office:value-type="float" office:value="0.387313062951">
                <text:p>0.387313062951</text:p>
              </table:table-cell>
              <table:table-cell office:value-type="float" office:value="-0.23381777432">
                <text:p>-0.23381777432</text:p>
              </table:table-cell>
              <table:table-cell office:value-type="float" office:value="1.14542052175">
                <text:p>1.14542052175</text:p>
              </table:table-cell>
              <table:table-cell office:value-type="float" office:value="-0.413028246398">
                <text:p>-0.413028246398</text:p>
              </table:table-cell>
              <table:table-cell office:value-type="float" office:value="-1.26048130294">
                <text:p>-1.26048130294</text:p>
              </table:table-cell>
              <table:table-cell office:value-type="float" office:value="-1.68656968908">
                <text:p>-1.68656968908</text:p>
              </table:table-cell>
              <table:table-cell office:value-type="float" office:value="-1.07211983117">
                <text:p>-1.07211983117</text:p>
              </table:table-cell>
              <table:table-cell office:value-type="float" office:value="-1.0896496424">
                <text:p>-1.0896496424</text:p>
              </table:table-cell>
              <table:table-cell office:value-type="float" office:value="-0.327794739216">
                <text:p>-0.327794739216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-0.067814489379">
                <text:p>-0.067814489379</text:p>
              </table:table-cell>
              <table:table-cell office:value-type="float" office:value="0.15218279574">
                <text:p>0.15218279574</text:p>
              </table:table-cell>
              <table:table-cell office:value-type="float" office:value="0.46363718831">
                <text:p>0.46363718831</text:p>
              </table:table-cell>
              <table:table-cell office:value-type="float" office:value="-0.442527517642">
                <text:p>-0.442527517642</text:p>
              </table:table-cell>
              <table:table-cell office:value-type="float" office:value="0.512493288136">
                <text:p>0.512493288136</text:p>
              </table:table-cell>
              <table:table-cell office:value-type="float" office:value="0.19543680898">
                <text:p>0.19543680898</text:p>
              </table:table-cell>
              <table:table-cell office:value-type="float" office:value="0.491099443168">
                <text:p>0.491099443168</text:p>
              </table:table-cell>
              <table:table-cell office:value-type="float" office:value="-0.707793938598">
                <text:p>-0.707793938598</text:p>
              </table:table-cell>
              <table:table-cell office:value-type="float" office:value="0.280934482007">
                <text:p>0.280934482007</text:p>
              </table:table-cell>
              <table:table-cell office:value-type="float" office:value="0.267593283769">
                <text:p>0.267593283769</text:p>
              </table:table-cell>
              <table:table-cell office:value-type="float" office:value="0.337701447056">
                <text:p>0.337701447056</text:p>
              </table:table-cell>
              <table:table-cell office:value-type="float" office:value="0.054261652739">
                <text:p>0.054261652739</text:p>
              </table:table-cell>
              <table:table-cell office:value-type="float" office:value="0.2315150463745">
                <text:p>0.2315150463745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0.726050508786">
                <text:p>0.726050508786</text:p>
              </table:table-cell>
              <table:table-cell office:value-type="float" office:value="0.396610229528">
                <text:p>0.396610229528</text:p>
              </table:table-cell>
              <table:table-cell office:value-type="float" office:value="0.33090350983">
                <text:p>0.33090350983</text:p>
              </table:table-cell>
              <table:table-cell office:value-type="float" office:value="-1.52390514298">
                <text:p>-1.52390514298</text:p>
              </table:table-cell>
              <table:table-cell office:value-type="float" office:value="0.571973026697">
                <text:p>0.571973026697</text:p>
              </table:table-cell>
              <table:table-cell office:value-type="float" office:value="0.52648854979">
                <text:p>0.52648854979</text:p>
              </table:table-cell>
              <table:table-cell office:value-type="float" office:value="-0.10643459301">
                <text:p>-0.10643459301</text:p>
              </table:table-cell>
              <table:table-cell office:value-type="float" office:value="-1.46319481948">
                <text:p>-1.46319481948</text:p>
              </table:table-cell>
              <table:table-cell office:value-type="float" office:value="-0.402589357029">
                <text:p>-0.402589357029</text:p>
              </table:table-cell>
              <table:table-cell office:value-type="float" office:value="-0.3016426274">
                <text:p>-0.3016426274</text:p>
              </table:table-cell>
              <table:table-cell office:value-type="float" office:value="0.553888120597">
                <text:p>0.553888120597</text:p>
              </table:table-cell>
              <table:table-cell office:value-type="float" office:value="0.164228772129">
                <text:p>0.164228772129</text:p>
              </table:table-cell>
              <table:table-cell office:value-type="float" office:value="0.2475661409795">
                <text:p>0.2475661409795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-0.490456213694">
                <text:p>-0.490456213694</text:p>
              </table:table-cell>
              <table:table-cell office:value-type="float" office:value="0.398565378052">
                <text:p>0.398565378052</text:p>
              </table:table-cell>
              <table:table-cell office:value-type="float" office:value="-0.79988540642">
                <text:p>-0.79988540642</text:p>
              </table:table-cell>
              <table:table-cell office:value-type="float" office:value="-1.13180058823">
                <text:p>-1.13180058823</text:p>
              </table:table-cell>
              <table:table-cell office:value-type="float" office:value="0.380600822488">
                <text:p>0.380600822488</text:p>
              </table:table-cell>
              <table:table-cell office:value-type="float" office:value="0.88716159026">
                <text:p>0.88716159026</text:p>
              </table:table-cell>
              <table:table-cell office:value-type="float" office:value="0.13066809624">
                <text:p>0.13066809624</text:p>
              </table:table-cell>
              <table:table-cell office:value-type="float" office:value="-1.49695325782">
                <text:p>-1.49695325782</text:p>
              </table:table-cell>
              <table:table-cell office:value-type="float" office:value="0.631771005981">
                <text:p>0.631771005981</text:p>
              </table:table-cell>
              <table:table-cell office:value-type="float" office:value="-0.262849395183">
                <text:p>-0.262849395183</text:p>
              </table:table-cell>
              <table:table-cell office:value-type="float" office:value="0.800776931778">
                <text:p>0.800776931778</text:p>
              </table:table-cell>
              <table:table-cell office:value-type="float" office:value="0.61029987036">
                <text:p>0.61029987036</text:p>
              </table:table-cell>
              <table:table-cell office:value-type="float" office:value="0.255634459364">
                <text:p>0.255634459364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0.722960089129">
                <text:p>0.722960089129</text:p>
              </table:table-cell>
              <table:table-cell office:value-type="float" office:value="1.51589390901">
                <text:p>1.51589390901</text:p>
              </table:table-cell>
              <table:table-cell office:value-type="float" office:value="2.08945231641">
                <text:p>2.08945231641</text:p>
              </table:table-cell>
              <table:table-cell office:value-type="float" office:value="0.080375485852">
                <text:p>0.080375485852</text:p>
              </table:table-cell>
              <table:table-cell office:value-type="float" office:value="0.32203273565">
                <text:p>0.32203273565</text:p>
              </table:table-cell>
              <table:table-cell office:value-type="float" office:value="0.24128098918">
                <text:p>0.24128098918</text:p>
              </table:table-cell>
              <table:table-cell office:value-type="float" office:value="0.11448157922">
                <text:p>0.11448157922</text:p>
              </table:table-cell>
              <table:table-cell office:value-type="float" office:value="-1.28503572957">
                <text:p>-1.28503572957</text:p>
              </table:table-cell>
              <table:table-cell office:value-type="float" office:value="-0.240587436601">
                <text:p>-0.240587436601</text:p>
              </table:table-cell>
              <table:table-cell office:value-type="float" office:value="-0.11370201681">
                <text:p>-0.11370201681</text:p>
              </table:table-cell>
              <table:table-cell office:value-type="float" office:value="0.34566627372">
                <text:p>0.34566627372</text:p>
              </table:table-cell>
              <table:table-cell office:value-type="float" office:value="0.344377112843">
                <text:p>0.344377112843</text:p>
              </table:table-cell>
              <table:table-cell office:value-type="float" office:value="0.281656862415">
                <text:p>0.281656862415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0.349575938082">
                <text:p>0.349575938082</text:p>
              </table:table-cell>
              <table:table-cell office:value-type="float" office:value="1.26791793582">
                <text:p>1.26791793582</text:p>
              </table:table-cell>
              <table:table-cell office:value-type="float" office:value="-0.27799920998">
                <text:p>-0.27799920998</text:p>
              </table:table-cell>
              <table:table-cell office:value-type="float" office:value="0.017412425165">
                <text:p>0.017412425165</text:p>
              </table:table-cell>
              <table:table-cell office:value-type="float" office:value="0.4260373247">
                <text:p>0.4260373247</text:p>
              </table:table-cell>
              <table:table-cell office:value-type="float" office:value="1.03621595701">
                <text:p>1.03621595701</text:p>
              </table:table-cell>
              <table:table-cell office:value-type="float" office:value="0.25540930884">
                <text:p>0.25540930884</text:p>
              </table:table-cell>
              <table:table-cell office:value-type="float" office:value="-0.923108312898">
                <text:p>-0.923108312898</text:p>
              </table:table-cell>
              <table:table-cell office:value-type="float" office:value="0.280145857609">
                <text:p>0.280145857609</text:p>
              </table:table-cell>
              <table:table-cell office:value-type="float" office:value="0.031991450229">
                <text:p>0.031991450229</text:p>
              </table:table-cell>
              <table:table-cell office:value-type="float" office:value="0.51589204936">
                <text:p>0.51589204936</text:p>
              </table:table-cell>
              <table:table-cell office:value-type="float" office:value="0.38905022475">
                <text:p>0.38905022475</text:p>
              </table:table-cell>
              <table:table-cell office:value-type="float" office:value="0.3148608978455">
                <text:p>0.3148608978455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0.374165212626">
                <text:p>0.374165212626</text:p>
              </table:table-cell>
              <table:table-cell office:value-type="float" office:value="-0.270823837">
                <text:p>-0.270823837</text:p>
              </table:table-cell>
              <table:table-cell office:value-type="float" office:value="0.57636316685">
                <text:p>0.57636316685</text:p>
              </table:table-cell>
              <table:table-cell office:value-type="float" office:value="0.303217463705">
                <text:p>0.303217463705</text:p>
              </table:table-cell>
              <table:table-cell office:value-type="float" office:value="0.411075827236">
                <text:p>0.411075827236</text:p>
              </table:table-cell>
              <table:table-cell office:value-type="float" office:value="1.13638109137">
                <text:p>1.13638109137</text:p>
              </table:table-cell>
              <table:table-cell office:value-type="float" office:value="0.521602496076">
                <text:p>0.521602496076</text:p>
              </table:table-cell>
              <table:table-cell office:value-type="float" office:value="0.411629463207">
                <text:p>0.411629463207</text:p>
              </table:table-cell>
              <table:table-cell office:value-type="float" office:value="0.479718617052">
                <text:p>0.479718617052</text:p>
              </table:table-cell>
              <table:table-cell office:value-type="float" office:value="0.187878889351">
                <text:p>0.187878889351</text:p>
              </table:table-cell>
              <table:table-cell office:value-type="float" office:value="0.723095517924">
                <text:p>0.723095517924</text:p>
              </table:table-cell>
              <table:table-cell office:value-type="float" office:value="0.210242189253">
                <text:p>0.210242189253</text:p>
              </table:table-cell>
              <table:table-cell office:value-type="float" office:value="0.4113526452215">
                <text:p>0.4113526452215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0.799284935518">
                <text:p>0.799284935518</text:p>
              </table:table-cell>
              <table:table-cell office:value-type="float" office:value="1.5739468046">
                <text:p>1.5739468046</text:p>
              </table:table-cell>
              <table:table-cell office:value-type="float" office:value="2.10192854362">
                <text:p>2.10192854362</text:p>
              </table:table-cell>
              <table:table-cell office:value-type="float" office:value="0.416247293875">
                <text:p>0.416247293875</text:p>
              </table:table-cell>
              <table:table-cell office:value-type="float" office:value="0.559375875386">
                <text:p>0.559375875386</text:p>
              </table:table-cell>
              <table:table-cell office:value-type="float" office:value="1.09120418168">
                <text:p>1.09120418168</text:p>
              </table:table-cell>
              <table:table-cell office:value-type="float" office:value="0.513606707743">
                <text:p>0.513606707743</text:p>
              </table:table-cell>
              <table:table-cell office:value-type="float" office:value="-0.810177301638">
                <text:p>-0.810177301638</text:p>
              </table:table-cell>
              <table:table-cell office:value-type="float" office:value="-0.06071912288">
                <text:p>-0.06071912288</text:p>
              </table:table-cell>
              <table:table-cell office:value-type="float" office:value="0.047692633699">
                <text:p>0.047692633699</text:p>
              </table:table-cell>
              <table:table-cell office:value-type="float" office:value="0.414276668776">
                <text:p>0.414276668776</text:p>
              </table:table-cell>
              <table:table-cell office:value-type="float" office:value="0.205486943609">
                <text:p>0.205486943609</text:p>
              </table:table-cell>
              <table:table-cell office:value-type="float" office:value="0.464927000809">
                <text:p>0.464927000809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0.198285265452">
                <text:p>0.198285265452</text:p>
              </table:table-cell>
              <table:table-cell office:value-type="float" office:value="1.22701769364">
                <text:p>1.22701769364</text:p>
              </table:table-cell>
              <table:table-cell office:value-type="float" office:value="1.33993757839">
                <text:p>1.33993757839</text:p>
              </table:table-cell>
              <table:table-cell office:value-type="float" office:value="0.551848769786">
                <text:p>0.551848769786</text:p>
              </table:table-cell>
              <table:table-cell office:value-type="float" office:value="0.576483785908">
                <text:p>0.576483785908</text:p>
              </table:table-cell>
              <table:table-cell office:value-type="float" office:value="1.31812940416">
                <text:p>1.31812940416</text:p>
              </table:table-cell>
              <table:table-cell office:value-type="float" office:value="0.27148898525">
                <text:p>0.27148898525</text:p>
              </table:table-cell>
              <table:table-cell office:value-type="float" office:value="-0.120001135737">
                <text:p>-0.120001135737</text:p>
              </table:table-cell>
              <table:table-cell office:value-type="float" office:value="0.278812794751">
                <text:p>0.278812794751</text:p>
              </table:table-cell>
              <table:table-cell office:value-type="float" office:value="0.324255718663">
                <text:p>0.324255718663</text:p>
              </table:table-cell>
              <table:table-cell office:value-type="float" office:value="0.653920551534">
                <text:p>0.653920551534</text:p>
              </table:table-cell>
              <table:table-cell office:value-type="float" office:value="0.380654452051">
                <text:p>0.380654452051</text:p>
              </table:table-cell>
              <table:table-cell office:value-type="float" office:value="0.4662516109185">
                <text:p>0.4662516109185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-0.103422243036">
                <text:p>-0.103422243036</text:p>
              </table:table-cell>
              <table:table-cell office:value-type="float" office:value="0.569085283043">
                <text:p>0.569085283043</text:p>
              </table:table-cell>
              <table:table-cell office:value-type="float" office:value="1.64962690401">
                <text:p>1.64962690401</text:p>
              </table:table-cell>
              <table:table-cell office:value-type="float" office:value="0.533234534566">
                <text:p>0.533234534566</text:p>
              </table:table-cell>
              <table:table-cell office:value-type="float" office:value="1.37967186881">
                <text:p>1.37967186881</text:p>
              </table:table-cell>
              <table:table-cell office:value-type="float" office:value="0.45701817243">
                <text:p>0.45701817243</text:p>
              </table:table-cell>
              <table:table-cell office:value-type="float" office:value="1.45729962201">
                <text:p>1.45729962201</text:p>
              </table:table-cell>
              <table:table-cell office:value-type="float" office:value="0.653652002312">
                <text:p>0.653652002312</text:p>
              </table:table-cell>
              <table:table-cell office:value-type="float" office:value="0.448220077146">
                <text:p>0.448220077146</text:p>
              </table:table-cell>
              <table:table-cell office:value-type="float" office:value="0.646526602787">
                <text:p>0.646526602787</text:p>
              </table:table-cell>
              <table:table-cell office:value-type="float" office:value="0.803098429635">
                <text:p>0.803098429635</text:p>
              </table:table-cell>
              <table:table-cell office:value-type="float" office:value="0.575383834759">
                <text:p>0.575383834759</text:p>
              </table:table-cell>
              <table:table-cell office:value-type="float" office:value="0.610955218773">
                <text:p>0.610955218773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0.34466142034">
                <text:p>0.34466142034</text:p>
              </table:table-cell>
              <table:table-cell office:value-type="float" office:value="1.17589572464">
                <text:p>1.17589572464</text:p>
              </table:table-cell>
              <table:table-cell office:value-type="float" office:value="0.75348927677">
                <text:p>0.75348927677</text:p>
              </table:table-cell>
              <table:table-cell office:value-type="float" office:value="0.704880534933">
                <text:p>0.704880534933</text:p>
              </table:table-cell>
              <table:table-cell office:value-type="float" office:value="0.517871620923">
                <text:p>0.517871620923</text:p>
              </table:table-cell>
              <table:table-cell office:value-type="float" office:value="2.17280855635">
                <text:p>2.17280855635</text:p>
              </table:table-cell>
              <table:table-cell office:value-type="float" office:value="0.780950240319">
                <text:p>0.780950240319</text:p>
              </table:table-cell>
              <table:table-cell office:value-type="float" office:value="-0.207524796652">
                <text:p>-0.207524796652</text:p>
              </table:table-cell>
              <table:table-cell office:value-type="float" office:value="0.328440677642">
                <text:p>0.328440677642</text:p>
              </table:table-cell>
              <table:table-cell office:value-type="float" office:value="0.21108327192">
                <text:p>0.21108327192</text:p>
              </table:table-cell>
              <table:table-cell office:value-type="float" office:value="0.759574248978">
                <text:p>0.759574248978</text:p>
              </table:table-cell>
              <table:table-cell office:value-type="float" office:value="0.389944280145">
                <text:p>0.389944280145</text:p>
              </table:table-cell>
              <table:table-cell office:value-type="float" office:value="0.611376077928">
                <text:p>0.611376077928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0.650924380608">
                <text:p>0.650924380608</text:p>
              </table:table-cell>
              <table:table-cell office:value-type="float" office:value="1.40171663242">
                <text:p>1.40171663242</text:p>
              </table:table-cell>
              <table:table-cell office:value-type="float" office:value="0.89519534635">
                <text:p>0.89519534635</text:p>
              </table:table-cell>
              <table:table-cell office:value-type="float" office:value="0.671221042124">
                <text:p>0.671221042124</text:p>
              </table:table-cell>
              <table:table-cell office:value-type="float" office:value="0.20306290423">
                <text:p>0.20306290423</text:p>
              </table:table-cell>
              <table:table-cell office:value-type="float" office:value="2.73931019356">
                <text:p>2.73931019356</text:p>
              </table:table-cell>
              <table:table-cell office:value-type="float" office:value="0.12094916611">
                <text:p>0.12094916611</text:p>
              </table:table-cell>
              <table:table-cell office:value-type="float" office:value="0.451608951167">
                <text:p>0.451608951167</text:p>
              </table:table-cell>
              <table:table-cell office:value-type="float" office:value="-0.134813859901">
                <text:p>-0.134813859901</text:p>
              </table:table-cell>
              <table:table-cell office:value-type="float" office:value="0.132793513577">
                <text:p>0.132793513577</text:p>
              </table:table-cell>
              <table:table-cell office:value-type="float" office:value="0.634801453634">
                <text:p>0.634801453634</text:p>
              </table:table-cell>
              <table:table-cell office:value-type="float" office:value="0.589654181716">
                <text:p>0.589654181716</text:p>
              </table:table-cell>
              <table:table-cell office:value-type="float" office:value="0.612227817675">
                <text:p>0.612227817675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0.571736925145">
                <text:p>0.571736925145</text:p>
              </table:table-cell>
              <table:table-cell office:value-type="float" office:value="0.399236056815">
                <text:p>0.399236056815</text:p>
              </table:table-cell>
              <table:table-cell office:value-type="float" office:value="0.96926290155">
                <text:p>0.96926290155</text:p>
              </table:table-cell>
              <table:table-cell office:value-type="float" office:value="1.0637802627">
                <text:p>1.0637802627</text:p>
              </table:table-cell>
              <table:table-cell office:value-type="float" office:value="0.573021638658">
                <text:p>0.573021638658</text:p>
              </table:table-cell>
              <table:table-cell office:value-type="float" office:value="2.41523188715">
                <text:p>2.41523188715</text:p>
              </table:table-cell>
              <table:table-cell office:value-type="float" office:value="0.915656185735">
                <text:p>0.915656185735</text:p>
              </table:table-cell>
              <table:table-cell office:value-type="float" office:value="0.59340567795">
                <text:p>0.59340567795</text:p>
              </table:table-cell>
              <table:table-cell office:value-type="float" office:value="0.620976916764">
                <text:p>0.620976916764</text:p>
              </table:table-cell>
              <table:table-cell office:value-type="float" office:value="0.241420210205">
                <text:p>0.241420210205</text:p>
              </table:table-cell>
              <table:table-cell office:value-type="float" office:value="0.904494306542">
                <text:p>0.904494306542</text:p>
              </table:table-cell>
              <table:table-cell office:value-type="float" office:value="0.785020369831">
                <text:p>0.785020369831</text:p>
              </table:table-cell>
              <table:table-cell office:value-type="float" office:value="0.7029986432975">
                <text:p>0.7029986432975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0.616602667396">
                <text:p>0.616602667396</text:p>
              </table:table-cell>
              <table:table-cell office:value-type="float" office:value="1.52695988299">
                <text:p>1.52695988299</text:p>
              </table:table-cell>
              <table:table-cell office:value-type="float" office:value="1.57945901081">
                <text:p>1.57945901081</text:p>
              </table:table-cell>
              <table:table-cell office:value-type="float" office:value="1.13866593661">
                <text:p>1.13866593661</text:p>
              </table:table-cell>
              <table:table-cell office:value-type="float" office:value="0.662150877779">
                <text:p>0.662150877779</text:p>
              </table:table-cell>
              <table:table-cell office:value-type="float" office:value="2.41826419198">
                <text:p>2.41826419198</text:p>
              </table:table-cell>
              <table:table-cell office:value-type="float" office:value="0.76009917263">
                <text:p>0.76009917263</text:p>
              </table:table-cell>
              <table:table-cell office:value-type="float" office:value="0.246350034425">
                <text:p>0.246350034425</text:p>
              </table:table-cell>
              <table:table-cell office:value-type="float" office:value="0.485700481836">
                <text:p>0.485700481836</text:p>
              </table:table-cell>
              <table:table-cell office:value-type="float" office:value="0.767542940961">
                <text:p>0.767542940961</text:p>
              </table:table-cell>
              <table:table-cell office:value-type="float" office:value="1.01127890969">
                <text:p>1.01127890969</text:p>
              </table:table-cell>
              <table:table-cell office:value-type="float" office:value="0.402395487381">
                <text:p>0.402395487381</text:p>
              </table:table-cell>
              <table:table-cell office:value-type="float" office:value="0.7638210567955">
                <text:p>0.7638210567955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0.704452157526">
                <text:p>0.704452157526</text:p>
              </table:table-cell>
              <table:table-cell office:value-type="float" office:value="1.41486062145">
                <text:p>1.41486062145</text:p>
              </table:table-cell>
              <table:table-cell office:value-type="float" office:value="1.1947277402">
                <text:p>1.1947277402</text:p>
              </table:table-cell>
              <table:table-cell office:value-type="float" office:value="1.36892482062">
                <text:p>1.36892482062</text:p>
              </table:table-cell>
              <table:table-cell office:value-type="float" office:value="0.693113873601">
                <text:p>0.693113873601</text:p>
              </table:table-cell>
              <table:table-cell office:value-type="float" office:value="1.67889820296">
                <text:p>1.67889820296</text:p>
              </table:table-cell>
              <table:table-cell office:value-type="float" office:value="0.831043199847">
                <text:p>0.831043199847</text:p>
              </table:table-cell>
              <table:table-cell office:value-type="float" office:value="-0.214127773468">
                <text:p>-0.214127773468</text:p>
              </table:table-cell>
              <table:table-cell office:value-type="float" office:value="0.605434019634">
                <text:p>0.605434019634</text:p>
              </table:table-cell>
              <table:table-cell office:value-type="float" office:value="0.732033258129">
                <text:p>0.732033258129</text:p>
              </table:table-cell>
              <table:table-cell office:value-type="float" office:value="1.13719373094">
                <text:p>1.13719373094</text:p>
              </table:table-cell>
              <table:table-cell office:value-type="float" office:value="0.496190360017">
                <text:p>0.496190360017</text:p>
              </table:table-cell>
              <table:table-cell office:value-type="float" office:value="0.781538228988">
                <text:p>0.781538228988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0.820003370864">
                <text:p>0.820003370864</text:p>
              </table:table-cell>
              <table:table-cell office:value-type="float" office:value="1.07355020571">
                <text:p>1.07355020571</text:p>
              </table:table-cell>
              <table:table-cell office:value-type="float" office:value="1.33604693572">
                <text:p>1.33604693572</text:p>
              </table:table-cell>
              <table:table-cell office:value-type="float" office:value="1.32251450582">
                <text:p>1.32251450582</text:p>
              </table:table-cell>
              <table:table-cell office:value-type="float" office:value="0.737376348961">
                <text:p>0.737376348961</text:p>
              </table:table-cell>
              <table:table-cell office:value-type="float" office:value="3.23582240157">
                <text:p>3.23582240157</text:p>
              </table:table-cell>
              <table:table-cell office:value-type="float" office:value="0.849429593294">
                <text:p>0.849429593294</text:p>
              </table:table-cell>
              <table:table-cell office:value-type="float" office:value="0.50794189241">
                <text:p>0.50794189241</text:p>
              </table:table-cell>
              <table:table-cell office:value-type="float" office:value="0.59706008612">
                <text:p>0.59706008612</text:p>
              </table:table-cell>
              <table:table-cell office:value-type="float" office:value="0.293050694325">
                <text:p>0.293050694325</text:p>
              </table:table-cell>
              <table:table-cell office:value-type="float" office:value="0.961249766341">
                <text:p>0.961249766341</text:p>
              </table:table-cell>
              <table:table-cell office:value-type="float" office:value="0.859754077877">
                <text:p>0.859754077877</text:p>
              </table:table-cell>
              <table:table-cell office:value-type="float" office:value="0.8545918355855">
                <text:p>0.85459183558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7cm" svg:height="8.985cm" xlink:href=".." xlink:type="simple" chart:class="chart:scatter" chart:column-mapping="1 0" chart:style-name="ch1">
        <chart:legend chart:legend-position="end" svg:x="11.891cm" svg:y="3.944cm" style:legend-expansion="high" chart:style-name="ch2"/>
        <chart:plot-area chart:style-name="ch3" table:cell-range-address="Sheet1.Q2:Sheet1.Q21 Sheet1.N2:Sheet1.N21" svg:x="0.769cm" svg:y="0.851cm" svg:width="10.484cm" svg:height="7.535cm">
          <chartooo:coordinate-region svg:x="4.804cm" svg:y="1.05cm" svg:width="6.355cm" svg:height="7.13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N2:Sheet1.N21" chart:class="chart:scatter">
            <chart:domain table:cell-range-address="Sheet1.Q2:Sheet1.Q21"/>
            <chart:regression-curve chart:style-name="ch7">
              <chart:equation chart:display-r-square="true" svg:x="5.99cm" svg:y="2.016cm"/>
            </chart:regression-curve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405">
                <text:p>1.405</text:p>
                <draw:g>
                  <svg:desc>Sheet1.Q2:Sheet1.Q21</svg:desc>
                </draw:g>
              </table:table-cell>
              <table:table-cell office:value-type="float" office:value="-0.759285113071">
                <text:p>-0.759285113071</text:p>
                <draw:g>
                  <svg:desc>Sheet1.N2:Sheet1.N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38">
                <text:p>1.038</text:p>
              </table:table-cell>
              <table:table-cell office:value-type="float" office:value="-0.6788862378145">
                <text:p>-0.67888623781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613">
                <text:p>2.613</text:p>
              </table:table-cell>
              <table:table-cell office:value-type="float" office:value="-0.327794739216">
                <text:p>-0.3277947392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78">
                <text:p>0.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84">
                <text:p>0.784</text:p>
              </table:table-cell>
              <table:table-cell office:value-type="float" office:value="0.2315150463745">
                <text:p>0.23151504637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15">
                <text:p>0.915</text:p>
              </table:table-cell>
              <table:table-cell office:value-type="float" office:value="0.2475661409795">
                <text:p>0.24756614097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62">
                <text:p>0.962</text:p>
              </table:table-cell>
              <table:table-cell office:value-type="float" office:value="0.255634459364">
                <text:p>0.2556344593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41">
                <text:p>0.841</text:p>
              </table:table-cell>
              <table:table-cell office:value-type="float" office:value="0.281656862415">
                <text:p>0.2816568624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63">
                <text:p>0.863</text:p>
              </table:table-cell>
              <table:table-cell office:value-type="float" office:value="0.3148608978455">
                <text:p>0.31486089784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73">
                <text:p>0.573</text:p>
              </table:table-cell>
              <table:table-cell office:value-type="float" office:value="0.4113526452215">
                <text:p>0.41135264522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84">
                <text:p>0.784</text:p>
              </table:table-cell>
              <table:table-cell office:value-type="float" office:value="0.464927000809">
                <text:p>0.4649270008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24">
                <text:p>0.724</text:p>
              </table:table-cell>
              <table:table-cell office:value-type="float" office:value="0.4662516109185">
                <text:p>0.46625161091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69">
                <text:p>0.569</text:p>
              </table:table-cell>
              <table:table-cell office:value-type="float" office:value="0.610955218773">
                <text:p>0.6109552187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29">
                <text:p>0.729</text:p>
              </table:table-cell>
              <table:table-cell office:value-type="float" office:value="0.611376077928">
                <text:p>0.6113760779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66">
                <text:p>0.766</text:p>
              </table:table-cell>
              <table:table-cell office:value-type="float" office:value="0.612227817675">
                <text:p>0.6122278176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44">
                <text:p>0.444</text:p>
              </table:table-cell>
              <table:table-cell office:value-type="float" office:value="0.7029986432975">
                <text:p>0.70299864329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85">
                <text:p>0.585</text:p>
              </table:table-cell>
              <table:table-cell office:value-type="float" office:value="0.7638210567955">
                <text:p>0.76382105679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71">
                <text:p>0.671</text:p>
              </table:table-cell>
              <table:table-cell office:value-type="float" office:value="0.781538228988">
                <text:p>0.7815382289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02">
                <text:p>0.502</text:p>
              </table:table-cell>
              <table:table-cell office:value-type="float" office:value="0.8545918355855">
                <text:p>0.85459183558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6">
                <text:p>0.56</text:p>
              </table:table-cell>
              <table:table-cell office:value-type="float" office:value="0.897774070261">
                <text:p>0.8977740702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